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/>
      <style:text-properties fo:font-size="13pt"/>
    </style:style>
    <style:style style:name="P5" style:family="paragraph">
      <style:text-properties fo:font-size="13pt"/>
    </style:style>
    <style:style style:name="T1" style:family="text">
      <style:text-properties fo:font-size="12pt"/>
    </style:style>
    <style:style style:name="T2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line draw:style-name="gr1" draw:text-style-name="P1" draw:layer="layout" svg:width="10.179cm" svg:height="1.664cm" draw:transform="rotate (1.63327911401599) translate (6.792cm 15.966cm)" svg:viewBox="0 0 10180 1665" draw:points="0,1466 3168,1664 7090,0 10179,1466">
              <text:p/>
            </draw:polyline>
            <draw:custom-shape draw:style-name="gr2" draw:text-style-name="P1" draw:layer="layout" svg:width="1.905cm" svg:height="1.905cm" svg:x="7.279cm" svg:y="14.946cm">
              <text:p/>
    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635cm" svg:height="0.635cm" svg:x="7.888cm" svg:y="12.305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635cm" svg:height="0.635cm" svg:x="6.003cm" svg:y="8.59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635cm" svg:height="0.635cm" svg:x="7.225cm" svg:y="5.37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1" draw:layer="layout" svg:x1="6.35cm" svg:y1="8.89cm" svg:x2="5.238cm" svg:y2="9.354cm">
              <text:p/>
            </draw:line>
            <draw:line draw:style-name="gr4" draw:text-style-name="P1" draw:layer="layout" svg:x1="7.462cm" svg:y1="5.715cm" svg:x2="7.62cm" svg:y2="4.445cm">
              <text:p/>
            </draw:line>
            <draw:line draw:style-name="gr4" draw:text-style-name="P1" draw:layer="layout" svg:x1="8.255cm" svg:y1="12.7cm" svg:x2="8.89cm" svg:y2="11.43cm">
              <text:p/>
            </draw:line>
          </draw:g>
          <draw:g>
            <draw:polyline draw:style-name="gr1" draw:text-style-name="P1" draw:layer="layout" svg:width="6.439cm" svg:height="1.052cm" draw:transform="skewX (0.00034906585039874) rotate (0.654847535348149) translate (6.643cm 9.863cm)" svg:viewBox="0 0 6440 1053" draw:points="0,926 2004,1052 4485,0 6439,929">
              <text:p/>
            </draw:polyline>
            <draw:custom-shape draw:style-name="gr2" draw:text-style-name="P1" draw:layer="layout" svg:width="1.205cm" svg:height="1.205cm" draw:transform="rotate (-0.978780644519422) translate (7.35cm 9.758cm)">
              <text:p/>
    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401cm" svg:height="0.401cm" draw:transform="rotate (-0.978780644519422) translate (8.951cm 9.145cm)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401cm" svg:height="0.402cm" draw:transform="skewX (0.00244346095279171) rotate (-0.978780644519422) translate (10.233cm 6.846cm)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401cm" svg:height="0.401cm" draw:transform="rotate (-0.978780644519422) translate (12.355cm 6.35cm)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1" draw:layer="layout" svg:x1="10.201cm" svg:y1="7.132cm" svg:x2="9.565cm" svg:y2="6.712cm">
              <text:p/>
            </draw:line>
            <draw:line draw:style-name="gr4" draw:text-style-name="P1" draw:layer="layout" svg:x1="8.874cm" svg:y1="9.477cm" svg:x2="9.764cm" svg:y2="9.362cm">
              <text:p/>
            </draw:line>
            <draw:line draw:style-name="gr4" draw:text-style-name="P1" draw:layer="layout" svg:x1="12.316cm" svg:y1="6.678cm" svg:x2="12.788cm" svg:y2="7.269cm">
              <text:p/>
            </draw:line>
          </draw:g>
          <draw:frame draw:style-name="gr5" draw:text-style-name="P3" draw:layer="layout" svg:width="1.353cm" svg:height="0.882cm" svg:x="4.362cm" svg:y="14.605cm">
            <draw:text-box>
              <text:p text:style-name="P2"><text:span text:style-name="T1">Kelp</text:span></text:p>
            </draw:text-box>
          </draw:frame>
          <draw:frame draw:style-name="gr5" draw:text-style-name="P3" draw:layer="layout" svg:width="3.271cm" svg:height="0.882cm" svg:x="2.54cm" svg:y="13.088cm">
            <draw:text-box>
              <text:p text:style-name="P2"><text:span text:style-name="T1">Kelp::KelpLeaf</text:span></text:p>
            </draw:text-box>
          </draw:frame>
          <draw:g>
            <draw:polyline draw:style-name="gr1" draw:text-style-name="P1" draw:layer="layout" svg:width="4.485cm" svg:height="3.291cm" draw:transform="skewX (0.000349065850398849) rotate (2.62392799744778) translate (5.184cm 10.63cm)" svg:viewBox="0 0 4486 3292" draw:points="0,3164 2004,3291 4485,2240 3458,0">
              <text:p/>
            </draw:polyline>
            <draw:custom-shape draw:style-name="gr2" draw:text-style-name="P1" draw:layer="layout" svg:width="1.205cm" svg:height="1.205cm" draw:transform="rotate (0.990299817581395) translate (5.922cm 8.075cm)">
              <text:p/>
    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401cm" svg:height="0.401cm" draw:transform="rotate (0.990299817581395) translate (4.736cm 6.837cm)">
              <text:p/>
  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  </draw:custom-shape>
            <draw:custom-shape draw:style-name="gr3" draw:text-style-name="P1" draw:layer="layout" svg:width="0.401cm" svg:height="0.402cm" draw:transform="skewX (0.00244346095279171) rotate (0.990299817581395) translate (2.12cm 6.547cm)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401cm" svg:height="0.401cm" draw:transform="rotate (0.990299817581395) translate (1.861cm 9.01cm)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4" draw:text-style-name="P1" draw:layer="layout" svg:x1="2.396cm" svg:y1="6.465cm" svg:x2="1.702cm" svg:y2="6.789cm">
              <text:p/>
            </draw:line>
            <draw:line draw:style-name="gr4" draw:text-style-name="P1" draw:layer="layout" svg:x1="5.072cm" svg:y1="6.779cm" svg:x2="4.62cm" svg:y2="6.003cm">
              <text:p/>
            </draw:line>
            <draw:line draw:style-name="gr4" draw:text-style-name="P1" draw:layer="layout" svg:x1="2.179cm" svg:y1="8.919cm" svg:x2="1.313cm" svg:y2="8.614cm">
              <text:p/>
            </draw:line>
          </draw:g>
          <draw:line draw:style-name="gr4" draw:text-style-name="P1" draw:layer="layout" svg:x1="5.715cm" svg:y1="15.24cm" svg:x2="8.255cm" svg:y2="15.875cm">
            <text:p/>
          </draw:line>
          <draw:line draw:style-name="gr4" draw:text-style-name="P1" draw:layer="layout" svg:x1="5.715cm" svg:y1="13.335cm" svg:x2="7.207cm" svg:y2="10.598cm">
            <text:p/>
          </draw:line>
          <draw:frame draw:style-name="gr5" draw:text-style-name="P5" draw:layer="layout" svg:width="2.991cm" svg:height="1.615cm" svg:x="9.709cm" svg:y="12.355cm">
            <draw:text-box>
              <text:p text:style-name="P4"><text:span text:style-name="T2">spline</text:span></text:p>
              <text:p text:style-name="P4"><text:span text:style-name="T2">interpolation</text:span></text:p>
            </draw:text-box>
          </draw:frame>
          <draw:line draw:style-name="gr4" draw:text-style-name="P1" draw:layer="layout" svg:x1="9.525cm" svg:y1="13.335cm" svg:x2="8.255cm" svg:y2="13.97cm">
            <text:p/>
          </draw:line>
          <draw:line draw:style-name="gr4" draw:text-style-name="P1" draw:layer="layout" svg:x1="10.16cm" svg:y1="12.7cm" svg:x2="8.255cm" svg:y2="10.16cm">
            <text:p/>
          </draw:line>
          <draw:line draw:style-name="gr4" draw:text-style-name="P1" draw:layer="layout" svg:x1="10.795cm" svg:y1="12.065cm" svg:x2="10.795cm" svg:y2="10.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30T05:01:34</meta:creation-date>
    <dc:date>2007-05-30T09:49:12</dc:date>
    <dc:language>en-US</dc:language>
    <meta:editing-cycles>9</meta:editing-cycles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